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94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4.004cm"/>
    </style:style>
    <style:style style:name="co4" style:family="table-column">
      <style:table-column-properties fo:break-before="auto" style:column-width="4.53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igener Code" table:style-name="ta1">
        <office:forms form:automatic-focus="false" form:apply-design-mode="false"/>
        <table:shapes>
          <draw:frame draw:z-index="0" draw:style-name="gr1" draw:text-style-name="P1" svg:width="15.999cm" svg:height="8.999cm" svg:x="15.23cm" svg:y="0.745cm">
            <draw:object draw:notify-on-update-of-ranges="'Eigener Code'.A2:'Eigener Code'.A2 'Eigener Code'.B2:'Eigener Code'.F2 'Eigener Code'.A3:'Eigener Code'.A3 'Eigener Code'.B3:'Eigener Code'.F3 'Eigener Code'.A4:'Eigener Code'.A4 'Eigener Code'.B4:'Eigener Code'.F4 'Eigener Code'.A5:'Eigener Code'.A5 'Eigener Code'.B5:'Eigener Code'.F5 'Eigener Code'.A6:'Eigener Code'.A6 'Eigener Code'.B6:'Eigener Code'.F6 'Eigener Code'.A7:'Eigener Code'.A7 'Eigener Code'.B7:'Eigener Code'.F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85cm" svg:height="8.999cm" svg:x="15.268cm" svg:y="10.508cm">
            <draw:object draw:notify-on-update-of-ranges="'Eigener Code'.A9:'Eigener Code'.A9 'Eigener Code'.B9:'Eigener Code'.F9 'Eigener Code'.A10:'Eigener Code'.A10 'Eigener Code'.B10:'Eigener Code'.F10 'Eigener Code'.A11:'Eigener Code'.A11 'Eigener Code'.B11:'Eigener Code'.F11 'Eigener Code'.A12:'Eigener Code'.A12 'Eigener Code'.B12:'Eigener Code'.F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015" table:default-cell-style-name="Default"/>
        <table:table-row table:style-name="ro1">
          <table:table-cell/>
          <table:table-cell table:style-name="ce3" office:value-type="string" calcext:value-type="string">
            <text:p>Sprint 1</text:p>
          </table:table-cell>
          <table:table-cell table:style-name="ce3" office:value-type="string" calcext:value-type="string">
            <text:p>Sprint 2</text:p>
          </table:table-cell>
          <table:table-cell table:style-name="ce3" office:value-type="string" calcext:value-type="string">
            <text:p>Sprint 3</text:p>
          </table:table-cell>
          <table:table-cell table:style-name="ce3" office:value-type="string" calcext:value-type="string">
            <text:p>Sprint 4</text:p>
          </table:table-cell>
          <table:table-cell table:style-name="ce3" office:value-type="string" calcext:value-type="string">
            <text:p>Sprint 5</text:p>
          </table:table-cell>
          <table:table-cell table:style-name="ce3" office:value-type="string" calcext:value-type="string">
            <text:p>Sprint 6</text:p>
          </table:table-cell>
          <table:table-cell/>
          <table:table-cell table:style-name="ce3" office:value-type="string" calcext:value-type="string">
            <text:p>Kommentar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1 Lines of Code (physical)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537" calcext:value-type="float">
            <text:p>537</text:p>
          </table:table-cell>
          <table:table-cell table:style-name="ce1" office:value-type="float" office:value="572" calcext:value-type="float">
            <text:p>57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 Lines of Code (logical)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444" calcext:value-type="float">
            <text:p>44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3 Kommentar (whole)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4 Kommentar (embedded)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5 Kommentarrate</text:p>
          </table:table-cell>
          <table:table-cell table:style-name="ce1" table:formula="of:=[.B2]/([.B4]+[.B5])" office:value-type="float" office:value="7.72727272727273" calcext:value-type="float">
            <text:p/>
          </table:table-cell>
          <table:table-cell table:style-name="ce1" table:formula="of:=[.C2]/([.C4]+[.C5])" office:value-type="float" office:value="8.625" calcext:value-type="float">
            <text:p/>
          </table:table-cell>
          <table:table-cell table:style-name="ce1" table:formula="of:=[.D2]/([.D4]+[.D5])" office:value-type="float" office:value="10" calcext:value-type="float">
            <text:p/>
          </table:table-cell>
          <table:table-cell table:style-name="ce1" table:formula="of:=[.E2]/([.E4]+[.E5])" office:value-type="float" office:value="15.3428571428571" calcext:value-type="float">
            <text:p/>
          </table:table-cell>
          <table:table-cell table:style-name="ce1" table:formula="of:=[.F2]/([.F4]+[.F5])" office:value-type="float" office:value="15.8888888888889" calcext:value-type="float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6 LoC (logical)/Kommentare</text:p>
          </table:table-cell>
          <table:table-cell table:style-name="ce1" table:formula="of:=[.B3]/([.B4]+[.B5])" office:value-type="float" office:value="5.81818181818182" calcext:value-type="float">
            <text:p/>
          </table:table-cell>
          <table:table-cell table:style-name="ce1" table:formula="of:=[.C3]/([.C4]+[.C5])" office:value-type="float" office:value="6.375" calcext:value-type="float">
            <text:p/>
          </table:table-cell>
          <table:table-cell table:style-name="ce1" table:formula="of:=[.D3]/([.D4]+[.D5])" office:value-type="float" office:value="7.77142857142857" calcext:value-type="float">
            <text:p/>
          </table:table-cell>
          <table:table-cell table:style-name="ce1" table:formula="of:=[.E3]/([.E4]+[.E5])" office:value-type="float" office:value="12.0857142857143" calcext:value-type="float">
            <text:p/>
          </table:table-cell>
          <table:table-cell table:style-name="ce1" table:formula="of:=[.F3]/([.F4]+[.F5])" office:value-type="float" office:value="12.3333333333333" calcext:value-type="float">
            <text:p/>
          </table:table-cell>
          <table:table-cell table:number-columns-repeated="1018"/>
        </table:table-row>
        <table:table-row table:style-name="ro1">
          <table:table-cell table:style-name="ce2"/>
          <table:table-cell table:style-name="ce1" table:number-columns-repeated="5"/>
          <table:table-cell table:number-columns-repeated="1018"/>
        </table:table-row>
        <table:table-row table:style-name="ro1">
          <table:table-cell table:style-name="ce1" office:value-type="string" calcext:value-type="string">
            <text:p>Anzahl Anforderunge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/>
          <table:table-cell office:value-type="string" calcext:value-type="string">
            <text:p>siehe Burndown-Char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erhältnis Anforderung/LoC</text:p>
          </table:table-cell>
          <table:table-cell table:style-name="ce1" table:formula="of:=[.B9]/[.B2]*[.A14]" office:value-type="float" office:value="2.35294117647059" calcext:value-type="float">
            <text:p/>
          </table:table-cell>
          <table:table-cell table:style-name="ce1" table:formula="of:=[.C9]/[.C2]*[.A14]" office:value-type="float" office:value="4.34782608695652" calcext:value-type="float">
            <text:p/>
          </table:table-cell>
          <table:table-cell table:style-name="ce1" table:formula="of:=[.D9]/[.D2]*[.A14]" office:value-type="float" office:value="2.85714285714286" calcext:value-type="float">
            <text:p/>
          </table:table-cell>
          <table:table-cell table:style-name="ce1" table:formula="of:=[.E9]/[.E2]*[.A14]" office:value-type="float" office:value="2.04841713221601" calcext:value-type="float">
            <text:p/>
          </table:table-cell>
          <table:table-cell table:style-name="ce1" table:formula="of:=[.F9]/[.F2]*[.A14]" office:value-type="float" office:value="2.62237762237762" calcext:value-type="float">
            <text:p/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Anzahl Testfäll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Verhältnis Testfälle/LoC</text:p>
          </table:table-cell>
          <table:table-cell table:style-name="ce1" table:formula="of:=[.B11]/[.B2]*[.A14]" office:value-type="float" office:value="1.17647058823529" calcext:value-type="float">
            <text:p/>
          </table:table-cell>
          <table:table-cell table:style-name="ce1" table:formula="of:=[.C11]/[.C2]*[.A14]" office:value-type="float" office:value="1.44927536231884" calcext:value-type="float">
            <text:p/>
          </table:table-cell>
          <table:table-cell table:style-name="ce1" table:formula="of:=[.D11]/[.D2]*[.A14]" office:value-type="float" office:value="0.857142857142857" calcext:value-type="float">
            <text:p/>
          </table:table-cell>
          <table:table-cell table:style-name="ce1" table:formula="of:=[.E11]/[.E2]*[.A14]" office:value-type="float" office:value="0.74487895716946" calcext:value-type="float">
            <text:p/>
          </table:table-cell>
          <table:table-cell table:style-name="ce1" table:formula="of:=[.F11]/[.F2]*[.A14]" office:value-type="float" office:value="0.874125874125874" calcext:value-type="float">
            <text:p/>
          </table:table-cell>
          <table:table-cell table:style-name="ce1"/>
          <table:table-cell table:number-columns-repeated="1017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table:number-columns-repeated="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amework" table:style-name="ta2">
        <table:table-column table:style-name="co4" table:default-cell-style-name="ce1"/>
        <table:table-column table:style-name="co5" table:default-cell-style-name="ce1"/>
        <table:table-row table:style-name="ro1">
          <table:table-cell table:style-name="ce2" office:value-type="string" calcext:value-type="string">
            <text:p>Framework Code</text:p>
          </table:table-cell>
          <table:table-cell/>
        </table:table-row>
        <table:table-row table:style-name="ro1">
          <table:table-cell office:value-type="string" calcext:value-type="string">
            <text:p>Lines of Code (physical)</text:p>
          </table:table-cell>
          <table:table-cell office:value-type="float" office:value="42688" calcext:value-type="float">
            <text:p>42688</text:p>
          </table:table-cell>
        </table:table-row>
        <table:table-row table:style-name="ro1">
          <table:table-cell office:value-type="string" calcext:value-type="string">
            <text:p>Lines of Code (logical)</text:p>
          </table:table-cell>
          <table:table-cell office:value-type="float" office:value="12624" calcext:value-type="float">
            <text:p>12624</text:p>
          </table:table-cell>
        </table:table-row>
        <table:table-row table:style-name="ro1">
          <table:table-cell office:value-type="string" calcext:value-type="string">
            <text:p>Kommentar (whole)</text:p>
          </table:table-cell>
          <table:table-cell office:value-type="float" office:value="35934" calcext:value-type="float">
            <text:p>35934</text:p>
          </table:table-cell>
        </table:table-row>
        <table:table-row table:style-name="ro1">
          <table:table-cell office:value-type="string" calcext:value-type="string">
            <text:p>Kommentar (embedded)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Kommentarrate</text:p>
          </table:table-cell>
          <table:table-cell table:formula="of:=[.B2]/([.B4]+[.B5])" office:value-type="float" office:value="1.18370629176719" calcext:value-type="float">
            <text:p/>
          </table:table-cell>
        </table:table-row>
        <table:table-row table:style-name="ro1">
          <table:table-cell office:value-type="string" calcext:value-type="string">
            <text:p>LoC (logical)/Kommentare</text:p>
          </table:table-cell>
          <table:table-cell table:formula="of:=[.B3]/([.B4]+[.B5])" office:value-type="float" office:value="0.350054072040596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6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de" number:country="DE">
      <loext:fill-character> </loext:fill-character>
      <number:text>-    </number:text>
    </number:number-style>
    <number:text-style style:name="N10126" number:language="de" number:country="DE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9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29P1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29P2" style:volatile="true" number:language="de" number:country="DE">
      <loext:fill-character> </loext:fill-character>
      <number:text>- € </number:text>
    </number:number-style>
    <number:text-style style:name="N10129" number:language="de" number:country="DE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2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2P1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2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5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5P1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5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.00.0000</text:date>, <text:time style:data-style-name="N2" text:time-value="06:36:15.18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</meta:initial-creator>
    <meta:creation-date>2006-09-16T00:00:00</meta:creation-date>
    <dc:date>2015-11-11T06:41:02.556000000</dc:date>
    <meta:generator>LibreOffice/4.2.2.1$Windows_x86 LibreOffice_project/3be8cda0bddd8e430d8cda1ebfd581265cca5a0f</meta:generator>
    <meta:editing-duration>PT1H17M1S</meta:editing-duration>
    <meta:editing-cycles>38</meta:editing-cycles>
    <meta:document-statistic meta:table-count="2" meta:cell-count="82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396cm" svg:y="2.956cm" style:legend-expansion="high" chart:style-name="ch2"/>
        <chart:plot-area chart:style-name="ch3" table:cell-range-address="'Eigener Code'.A2:'Eigener Code'.F7" chart:data-source-has-labels="column" svg:x="0.77cm" svg:y="0.855cm" svg:width="8.986cm" svg:height="7.545cm">
          <chartooo:coordinate-region svg:x="1.577cm" svg:y="1.055cm" svg:width="8.085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igener Code'.B2:'Eigener Code'.F2" chart:label-cell-address="'Eigener Code'.A2:'Eigener Code'.A2" chart:class="chart:line">
            <chart:data-point chart:repeated="5"/>
          </chart:series>
          <chart:series chart:style-name="ch7" chart:values-cell-range-address="'Eigener Code'.B3:'Eigener Code'.F3" chart:label-cell-address="'Eigener Code'.A3:'Eigener Code'.A3" chart:class="chart:line">
            <chart:data-point chart:repeated="5"/>
          </chart:series>
          <chart:series chart:style-name="ch8" chart:values-cell-range-address="'Eigener Code'.B4:'Eigener Code'.F4" chart:label-cell-address="'Eigener Code'.A4:'Eigener Code'.A4" chart:class="chart:line">
            <chart:data-point chart:repeated="5"/>
          </chart:series>
          <chart:series chart:style-name="ch9" chart:values-cell-range-address="'Eigener Code'.B5:'Eigener Code'.F5" chart:label-cell-address="'Eigener Code'.A5:'Eigener Code'.A5" chart:class="chart:line">
            <chart:data-point chart:repeated="5"/>
          </chart:series>
          <chart:series chart:style-name="ch10" chart:values-cell-range-address="'Eigener Code'.B6:'Eigener Code'.F6" chart:label-cell-address="'Eigener Code'.A6:'Eigener Code'.A6" chart:class="chart:line">
            <chart:data-point chart:repeated="5"/>
          </chart:series>
          <chart:series chart:style-name="ch11" chart:values-cell-range-address="'Eigener Code'.B7:'Eigener Code'.F7" chart:label-cell-address="'Eigener Code'.A7:'Eigener Code'.A7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1 Lines of Code (physical)</text:p>
                <draw:g>
                  <svg:desc>'Eigener Code'.A2:'Eigener Code'.A2</svg:desc>
                </draw:g>
              </table:table-cell>
              <table:table-cell office:value-type="float" office:value="85">
                <text:p>85</text:p>
                <draw:g>
                  <svg:desc>'Eigener Code'.B2:'Eigener Code'.F2</svg:desc>
                </draw:g>
              </table:table-cell>
              <table:table-cell office:value-type="float" office:value="138">
                <text:p>138</text:p>
              </table:table-cell>
              <table:table-cell office:value-type="float" office:value="350">
                <text:p>350</text:p>
              </table:table-cell>
              <table:table-cell office:value-type="float" office:value="537">
                <text:p>537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2 Lines of Code (logical)</text:p>
                <draw:g>
                  <svg:desc>'Eigener Code'.A3:'Eigener Code'.A3</svg:desc>
                </draw:g>
              </table:table-cell>
              <table:table-cell office:value-type="float" office:value="64">
                <text:p>64</text:p>
                <draw:g>
                  <svg:desc>'Eigener Code'.B3:'Eigener Code'.F3</svg:desc>
                </draw:g>
              </table:table-cell>
              <table:table-cell office:value-type="float" office:value="102">
                <text:p>102</text:p>
              </table:table-cell>
              <table:table-cell office:value-type="float" office:value="272">
                <text:p>272</text:p>
              </table:table-cell>
              <table:table-cell office:value-type="float" office:value="423">
                <text:p>423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3 Kommentar (whole)</text:p>
                <draw:g>
                  <svg:desc>'Eigener Code'.A4:'Eigener Code'.A4</svg:desc>
                </draw:g>
              </table:table-cell>
              <table:table-cell office:value-type="float" office:value="11">
                <text:p>11</text:p>
                <draw:g>
                  <svg:desc>'Eigener Code'.B4:'Eigener Code'.F4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 Kommentar (embedded)</text:p>
                <draw:g>
                  <svg:desc>'Eigener Code'.A5:'Eigener Code'.A5</svg:desc>
                </draw:g>
              </table:table-cell>
              <table:table-cell office:value-type="float" office:value="0">
                <text:p>0</text:p>
                <draw:g>
                  <svg:desc>'Eigener Code'.B5:'Eigener Code'.F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 Kommentarrate</text:p>
                <draw:g>
                  <svg:desc>'Eigener Code'.A6:'Eigener Code'.A6</svg:desc>
                </draw:g>
              </table:table-cell>
              <table:table-cell office:value-type="float" office:value="7.72727272727273">
                <text:p>7.72727272727273</text:p>
                <draw:g>
                  <svg:desc>'Eigener Code'.B6:'Eigener Code'.F6</svg:desc>
                </draw:g>
              </table:table-cell>
              <table:table-cell office:value-type="float" office:value="8.625">
                <text:p>8.625</text:p>
              </table:table-cell>
              <table:table-cell office:value-type="float" office:value="10">
                <text:p>10</text:p>
              </table:table-cell>
              <table:table-cell office:value-type="float" office:value="15.3428571428571">
                <text:p>15.3428571428571</text:p>
              </table:table-cell>
              <table:table-cell office:value-type="float" office:value="15.8888888888889">
                <text:p>15.8888888888889</text:p>
              </table:table-cell>
            </table:table-row>
            <table:table-row>
              <table:table-cell office:value-type="string">
                <text:p>6 LoC (logical)/Kommentare</text:p>
                <draw:g>
                  <svg:desc>'Eigener Code'.A7:'Eigener Code'.A7</svg:desc>
                </draw:g>
              </table:table-cell>
              <table:table-cell office:value-type="float" office:value="5.81818181818182">
                <text:p>5.81818181818182</text:p>
                <draw:g>
                  <svg:desc>'Eigener Code'.B7:'Eigener Code'.F7</svg:desc>
                </draw:g>
              </table:table-cell>
              <table:table-cell office:value-type="float" office:value="6.375">
                <text:p>6.375</text:p>
              </table:table-cell>
              <table:table-cell office:value-type="float" office:value="7.77142857142857">
                <text:p>7.77142857142857</text:p>
              </table:table-cell>
              <table:table-cell office:value-type="float" office:value="12.0857142857143">
                <text:p>12.0857142857143</text:p>
              </table:table-cell>
              <table:table-cell office:value-type="float" office:value="12.3333333333333">
                <text:p>12.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line" chart:style-name="ch1">
        <chart:legend chart:legend-position="end" svg:x="10.462cm" svg:y="3.454cm" style:legend-expansion="high" chart:style-name="ch2"/>
        <chart:plot-area chart:style-name="ch3" table:cell-range-address="'Eigener Code'.A9:'Eigener Code'.F12" chart:data-source-has-labels="column" svg:x="0.769cm" svg:y="0.855cm" svg:width="9.055cm" svg:height="7.545cm">
          <chartooo:coordinate-region svg:x="1.39cm" svg:y="1.054cm" svg:width="8.34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igener Code'.B9:'Eigener Code'.F9" chart:label-cell-address="'Eigener Code'.A9:'Eigener Code'.A9" chart:class="chart:line">
            <chart:data-point chart:repeated="5"/>
          </chart:series>
          <chart:series chart:style-name="ch7" chart:values-cell-range-address="'Eigener Code'.B10:'Eigener Code'.F10" chart:label-cell-address="'Eigener Code'.A10:'Eigener Code'.A10" chart:class="chart:line">
            <chart:data-point chart:repeated="5"/>
          </chart:series>
          <chart:series chart:style-name="ch8" chart:values-cell-range-address="'Eigener Code'.B11:'Eigener Code'.F11" chart:label-cell-address="'Eigener Code'.A11:'Eigener Code'.A11" chart:class="chart:line">
            <chart:data-point chart:repeated="5"/>
          </chart:series>
          <chart:series chart:style-name="ch9" chart:values-cell-range-address="'Eigener Code'.B12:'Eigener Code'.F12" chart:label-cell-address="'Eigener Code'.A12:'Eigener Code'.A12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nzahl Anforderungen</text:p>
                <draw:g>
                  <svg:desc>'Eigener Code'.A9:'Eigener Code'.A9</svg:desc>
                </draw:g>
              </table:table-cell>
              <table:table-cell office:value-type="float" office:value="2">
                <text:p>2</text:p>
                <draw:g>
                  <svg:desc>'Eigener Code'.B9:'Eigener Code'.F9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Verhältnis Anforderung/LoC</text:p>
                <draw:g>
                  <svg:desc>'Eigener Code'.A10:'Eigener Code'.A10</svg:desc>
                </draw:g>
              </table:table-cell>
              <table:table-cell office:value-type="float" office:value="2.35294117647059">
                <text:p>2.35294117647059</text:p>
                <draw:g>
                  <svg:desc>'Eigener Code'.B10:'Eigener Code'.F10</svg:desc>
                </draw:g>
              </table:table-cell>
              <table:table-cell office:value-type="float" office:value="4.34782608695652">
                <text:p>4.34782608695652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2.04841713221601">
                <text:p>2.04841713221601</text:p>
              </table:table-cell>
              <table:table-cell office:value-type="float" office:value="2.62237762237762">
                <text:p>2.62237762237762</text:p>
              </table:table-cell>
            </table:table-row>
            <table:table-row>
              <table:table-cell office:value-type="string">
                <text:p>Anzahl Testfälle</text:p>
                <draw:g>
                  <svg:desc>'Eigener Code'.A11:'Eigener Code'.A11</svg:desc>
                </draw:g>
              </table:table-cell>
              <table:table-cell office:value-type="float" office:value="1">
                <text:p>1</text:p>
                <draw:g>
                  <svg:desc>'Eigener Code'.B11:'Eigener Code'.F1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Verhältnis Testfälle/LoC</text:p>
                <draw:g>
                  <svg:desc>'Eigener Code'.A12:'Eigener Code'.A12</svg:desc>
                </draw:g>
              </table:table-cell>
              <table:table-cell office:value-type="float" office:value="1.17647058823529">
                <text:p>1.17647058823529</text:p>
                <draw:g>
                  <svg:desc>'Eigener Code'.B12:'Eigener Code'.F12</svg:desc>
                </draw:g>
              </table:table-cell>
              <table:table-cell office:value-type="float" office:value="1.44927536231884">
                <text:p>1.4492753623188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74487895716946">
                <text:p>0.74487895716946</text:p>
              </table:table-cell>
              <table:table-cell office:value-type="float" office:value="0.874125874125874">
                <text:p>0.8741258741258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